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NAQUIRI CAINAMARI, LIT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36485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NAQUIRI CAINAMARI, LIT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648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RIA FERNANDEZ, FLOR EUMEL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4833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9.0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03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